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atin Modern Roman1" svg:font-family="'Latin Modern Roman'" style:font-pitch="variable"/>
    <style:font-face style:name="Latin Modern Roman2" svg:font-family="'Latin Modern Roman'" style:font-adornments="12 Bold" style:font-pitch="variable"/>
    <style:font-face style:name="Latin Modern Roman" svg:font-family="'Latin Modern Roman'" style:font-adornments="12 Regular" style:font-pitch="variable"/>
    <style:font-face style:name="cmr10" svg:font-family="cmr10" style:font-pitch="variable"/>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4ac4c" officeooo:paragraph-rsid="0004ac4c"/>
    </style:style>
    <style:style style:name="P2" style:family="paragraph" style:parent-style-name="Subtitle">
      <style:paragraph-properties fo:text-align="start" style:justify-single-word="false"/>
      <style:text-properties style:font-name="Latin Modern Roman1" officeooo:rsid="00063e0b" officeooo:paragraph-rsid="00063e0b"/>
    </style:style>
    <style:style style:name="P3" style:family="paragraph" style:parent-style-name="Subtitle">
      <style:paragraph-properties fo:text-align="start" style:justify-single-word="false"/>
      <style:text-properties style:font-name="Latin Modern Roman1" officeooo:rsid="000995a7" officeooo:paragraph-rsid="000995a7"/>
    </style:style>
    <style:style style:name="P4" style:family="paragraph" style:parent-style-name="Text_20_body">
      <style:paragraph-properties fo:text-align="start" style:justify-single-word="false"/>
      <style:text-properties style:font-name="Latin Modern Roman1" officeooo:rsid="000995a7" officeooo:paragraph-rsid="000995a7"/>
    </style:style>
    <style:style style:name="P5" style:family="paragraph" style:parent-style-name="Text_20_body">
      <style:text-properties style:font-name="Latin Modern Roman1" officeooo:rsid="0004ac4c" officeooo:paragraph-rsid="0004ac4c"/>
    </style:style>
    <style:style style:name="P6" style:family="paragraph" style:parent-style-name="Text_20_body">
      <style:paragraph-properties fo:text-align="center" style:justify-single-word="false"/>
      <style:text-properties style:font-name="Latin Modern Roman1" officeooo:rsid="00371322" officeooo:paragraph-rsid="0037bf67"/>
    </style:style>
    <style:style style:name="P7" style:family="paragraph" style:parent-style-name="Text_20_body">
      <style:paragraph-properties fo:text-align="start" style:justify-single-word="false"/>
      <style:text-properties style:font-name="Latin Modern Roman1" officeooo:rsid="00371322" officeooo:paragraph-rsid="00371322"/>
    </style:style>
    <style:style style:name="P8" style:family="paragraph" style:parent-style-name="Text_20_body">
      <style:text-properties style:font-name="Latin Modern Roman1" officeooo:rsid="001bbbd4" officeooo:paragraph-rsid="001c22e6"/>
    </style:style>
    <style:style style:name="P9" style:family="paragraph" style:parent-style-name="Text_20_body">
      <style:text-properties style:font-name="Latin Modern Roman1" officeooo:rsid="0021cba5" officeooo:paragraph-rsid="0021cba5"/>
    </style:style>
    <style:style style:name="P10" style:family="paragraph" style:parent-style-name="Text_20_body">
      <style:paragraph-properties fo:text-align="start" style:justify-single-word="false"/>
      <style:text-properties style:font-name="Latin Modern Roman1" officeooo:rsid="002668c9" officeooo:paragraph-rsid="002728d9"/>
    </style:style>
    <style:style style:name="P11" style:family="paragraph" style:parent-style-name="Text_20_body">
      <style:paragraph-properties fo:text-align="start" style:justify-single-word="false"/>
      <style:text-properties officeooo:rsid="001477fb" officeooo:paragraph-rsid="001477fb"/>
    </style:style>
    <style:style style:name="P12" style:family="paragraph" style:parent-style-name="Text_20_body">
      <style:text-properties officeooo:rsid="001ab029" officeooo:paragraph-rsid="001ab029"/>
    </style:style>
    <style:style style:name="P13" style:family="paragraph" style:parent-style-name="Text_20_body">
      <style:text-properties officeooo:rsid="00063e0b" officeooo:paragraph-rsid="00063e0b"/>
    </style:style>
    <style:style style:name="P14" style:family="paragraph" style:parent-style-name="Text_20_body">
      <style:paragraph-properties fo:text-align="start" style:justify-single-word="false"/>
      <style:text-properties officeooo:rsid="0025ae64" officeooo:paragraph-rsid="003bc9a9"/>
    </style:style>
    <style:style style:name="P15" style:family="paragraph" style:parent-style-name="Text_20_body">
      <style:paragraph-properties fo:text-align="start" style:justify-single-word="false"/>
      <style:text-properties officeooo:rsid="002930ea" officeooo:paragraph-rsid="002930ea"/>
    </style:style>
    <style:style style:name="P16" style:family="paragraph" style:parent-style-name="Text_20_body">
      <style:text-properties officeooo:paragraph-rsid="003a81b7"/>
    </style:style>
    <style:style style:name="P17" style:family="paragraph" style:parent-style-name="Text_20_body">
      <style:text-properties officeooo:rsid="004084f1" officeooo:paragraph-rsid="004084f1"/>
    </style:style>
    <style:style style:name="P18" style:family="paragraph" style:parent-style-name="Text_20_body">
      <style:text-properties officeooo:rsid="00411bc5" officeooo:paragraph-rsid="00420cc6"/>
    </style:style>
    <style:style style:name="P19" style:family="paragraph" style:parent-style-name="Text_20_body">
      <style:text-properties officeooo:rsid="00433e35" officeooo:paragraph-rsid="00433e35"/>
    </style:style>
    <style:style style:name="P20" style:family="paragraph" style:parent-style-name="Text_20_body">
      <style:paragraph-properties fo:break-before="page"/>
      <style:text-properties style:font-name="Latin Modern Roman1" officeooo:rsid="0004ac4c" officeooo:paragraph-rsid="0004ac4c"/>
    </style:style>
    <style:style style:name="P21" style:family="paragraph" style:parent-style-name="Title">
      <style:text-properties style:font-name="Latin Modern Roman1" officeooo:rsid="0004ac4c" officeooo:paragraph-rsid="0004ac4c"/>
    </style:style>
    <style:style style:name="P22" style:family="paragraph" style:parent-style-name="Heading_20_1" style:list-style-name="">
      <style:text-properties style:font-name="Latin Modern Roman1" officeooo:rsid="00063e0b" officeooo:paragraph-rsid="00063e0b"/>
    </style:style>
    <style:style style:name="P23" style:family="paragraph" style:parent-style-name="Heading_20_1">
      <style:text-properties style:font-name="Latin Modern Roman1" officeooo:rsid="000d8298" officeooo:paragraph-rsid="000d8298"/>
    </style:style>
    <style:style style:name="P24" style:family="paragraph" style:parent-style-name="Heading_20_1">
      <style:text-properties officeooo:rsid="00196081" officeooo:paragraph-rsid="00196081"/>
    </style:style>
    <style:style style:name="P25" style:family="paragraph" style:parent-style-name="Heading_20_1">
      <style:text-properties officeooo:rsid="0023f3da" officeooo:paragraph-rsid="0023f3da"/>
    </style:style>
    <style:style style:name="P26" style:family="paragraph" style:parent-style-name="Heading_20_1">
      <style:text-properties officeooo:rsid="004084f1" officeooo:paragraph-rsid="004084f1"/>
    </style:style>
    <style:style style:name="P27" style:family="paragraph" style:parent-style-name="Heading_20_1">
      <style:paragraph-properties fo:break-before="page"/>
      <style:text-properties style:font-name="Latin Modern Roman1" officeooo:rsid="00063e0b" officeooo:paragraph-rsid="00063e0b"/>
    </style:style>
    <style:style style:name="P28" style:family="paragraph" style:parent-style-name="Subtitle">
      <style:paragraph-properties fo:text-align="start" style:justify-single-word="false"/>
      <style:text-properties style:font-name="Latin Modern Roman1" officeooo:rsid="000d8298" officeooo:paragraph-rsid="000d8298"/>
    </style:style>
    <style:style style:name="P29" style:family="paragraph" style:parent-style-name="Subtitle">
      <style:paragraph-properties fo:text-align="start" style:justify-single-word="false"/>
      <style:text-properties officeooo:rsid="00127b22" officeooo:paragraph-rsid="00127b22"/>
    </style:style>
    <style:style style:name="P30" style:family="paragraph" style:parent-style-name="Subtitle">
      <style:paragraph-properties fo:text-align="start" style:justify-single-word="false"/>
      <style:text-properties officeooo:rsid="0025ae64" officeooo:paragraph-rsid="0025ae64"/>
    </style:style>
    <style:style style:name="P31" style:family="paragraph" style:parent-style-name="Subtitle">
      <style:paragraph-properties fo:text-align="start" style:justify-single-word="false"/>
      <style:text-properties officeooo:rsid="00411bc5" officeooo:paragraph-rsid="00411bc5"/>
    </style:style>
    <style:style style:name="P32" style:family="paragraph" style:parent-style-name="Subtitle">
      <style:text-properties officeooo:rsid="00411bc5" officeooo:paragraph-rsid="00411bc5"/>
    </style:style>
    <style:style style:name="P33" style:family="paragraph" style:parent-style-name="Subtitle">
      <style:text-properties officeooo:paragraph-rsid="00420cc6"/>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Footer">
      <style:paragraph-properties fo:text-align="end" style:justify-single-word="false"/>
      <style:text-properties officeooo:rsid="003995ec" officeooo:paragraph-rsid="003995ec"/>
    </style:style>
    <style:style style:name="T1" style:family="text">
      <style:text-properties style:font-name="Latin Modern Roman1" fo:font-weight="normal" style:font-weight-asian="normal" style:font-weight-complex="normal"/>
    </style:style>
    <style:style style:name="T2" style:family="text">
      <style:text-properties style:font-name="Latin Modern Roman1" fo:font-weight="normal" officeooo:rsid="00088441" style:font-weight-asian="normal" style:font-weight-complex="normal"/>
    </style:style>
    <style:style style:name="T3" style:family="text">
      <style:text-properties style:font-name="Latin Modern Roman1" fo:font-style="italic" fo:font-weight="normal" officeooo:rsid="00088441" style:font-style-asian="italic" style:font-weight-asian="normal" style:font-style-complex="italic" style:font-weight-complex="normal"/>
    </style:style>
    <style:style style:name="T4" style:family="text">
      <style:text-properties style:font-name="Latin Modern Roman1" fo:font-style="normal" fo:font-weight="normal" officeooo:rsid="000995a7"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officeooo:rsid="001c22e6" style:font-style-asian="normal" style:font-style-complex="normal"/>
    </style:style>
    <style:style style:name="T9" style:family="text">
      <style:text-properties fo:font-style="normal" officeooo:rsid="001dac4c" style:font-style-asian="normal" style:font-style-complex="normal"/>
    </style:style>
    <style:style style:name="T10" style:family="text">
      <style:text-properties fo:font-style="normal" officeooo:rsid="0020b15b" style:font-style-asian="normal" style:font-style-complex="normal"/>
    </style:style>
    <style:style style:name="T11" style:family="text">
      <style:text-properties fo:font-style="normal" officeooo:rsid="002728d9" style:font-style-asian="normal" style:font-style-complex="normal"/>
    </style:style>
    <style:style style:name="T12" style:family="text">
      <style:text-properties fo:font-style="normal" officeooo:rsid="00278cc1" style:font-style-asian="normal" style:font-style-complex="normal"/>
    </style:style>
    <style:style style:name="T13" style:family="text">
      <style:text-properties fo:font-style="normal" officeooo:rsid="002897b7"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0995a7" style:font-style-asian="normal" style:font-weight-asian="normal" style:font-style-complex="normal" style:font-weight-complex="normal"/>
    </style:style>
    <style:style style:name="T16" style:family="text">
      <style:text-properties style:font-name="Courier"/>
    </style:style>
    <style:style style:name="T17" style:family="text">
      <style:text-properties style:font-name="Courier" fo:font-style="normal" fo:font-weight="normal" style:font-style-asian="normal" style:font-weight-asian="normal" style:font-style-complex="normal" style:font-weight-complex="normal"/>
    </style:style>
    <style:style style:name="T18" style:family="text">
      <style:text-properties style:font-name="Courier" fo:font-style="normal" fo:font-weight="normal" officeooo:rsid="00088441" style:font-style-asian="normal" style:font-weight-asian="normal" style:font-style-complex="normal" style:font-weight-complex="normal"/>
    </style:style>
    <style:style style:name="T19" style:family="text">
      <style:text-properties style:font-name="Courier" fo:font-style="normal" fo:font-weight="normal" officeooo:rsid="000995a7" style:font-style-asian="normal" style:font-weight-asian="normal" style:font-style-complex="normal" style:font-weight-complex="normal"/>
    </style:style>
    <style:style style:name="T20" style:family="text">
      <style:text-properties style:font-name="Courier" fo:font-style="normal" style:font-style-asian="normal" style:font-style-complex="normal"/>
    </style:style>
    <style:style style:name="T21" style:family="text">
      <style:text-properties style:font-name="Courier" fo:font-style="normal" officeooo:rsid="001c22e6" style:font-style-asian="normal" style:font-style-complex="normal"/>
    </style:style>
    <style:style style:name="T22" style:family="text">
      <style:text-properties style:font-name="Courier" fo:font-style="normal" officeooo:rsid="001dac4c" style:font-style-asian="normal" style:font-style-complex="normal"/>
    </style:style>
    <style:style style:name="T23" style:family="text">
      <style:text-properties style:font-name="Courier" fo:font-style="normal" officeooo:rsid="0020b15b" style:font-style-asian="normal" style:font-style-complex="normal"/>
    </style:style>
    <style:style style:name="T24" style:family="text">
      <style:text-properties style:font-name="Courier" fo:font-style="normal" officeooo:rsid="0021cba5" style:font-style-asian="normal" style:font-style-complex="normal"/>
    </style:style>
    <style:style style:name="T25" style:family="text">
      <style:text-properties style:font-name="Courier" fo:font-style="normal" officeooo:rsid="002728d9" style:font-style-asian="normal" style:font-style-complex="normal"/>
    </style:style>
    <style:style style:name="T26" style:family="text">
      <style:text-properties style:font-name="Courier" fo:font-style="normal" officeooo:rsid="00278cc1" style:font-style-asian="normal" style:font-style-complex="normal"/>
    </style:style>
    <style:style style:name="T27" style:family="text">
      <style:text-properties style:font-name="Courier" fo:font-style="normal" officeooo:rsid="002897b7" style:font-style-asian="normal" style:font-style-complex="normal"/>
    </style:style>
    <style:style style:name="T28" style:family="text">
      <style:text-properties style:font-name="Courier" fo:font-style="normal" officeooo:rsid="003d73ee" style:font-style-asian="normal" style:font-style-complex="normal"/>
    </style:style>
    <style:style style:name="T29" style:family="text">
      <style:text-properties style:font-name="Courier" officeooo:rsid="000d8298"/>
    </style:style>
    <style:style style:name="T30" style:family="text">
      <style:text-properties style:font-name="Courier" officeooo:rsid="0010f99d"/>
    </style:style>
    <style:style style:name="T31" style:family="text">
      <style:text-properties style:font-name="Courier" officeooo:rsid="00126113"/>
    </style:style>
    <style:style style:name="T32" style:family="text">
      <style:text-properties style:font-name="Courier" officeooo:rsid="0014fe68"/>
    </style:style>
    <style:style style:name="T33" style:family="text">
      <style:text-properties style:font-name="Courier" officeooo:rsid="00153cf3"/>
    </style:style>
    <style:style style:name="T34" style:family="text">
      <style:text-properties style:font-name="Courier" officeooo:rsid="0016fe58"/>
    </style:style>
    <style:style style:name="T35" style:family="text">
      <style:text-properties style:font-name="Courier" officeooo:rsid="001dac4c"/>
    </style:style>
    <style:style style:name="T36" style:family="text">
      <style:text-properties style:font-name="Courier" officeooo:rsid="001f9d4b"/>
    </style:style>
    <style:style style:name="T37" style:family="text">
      <style:text-properties style:font-name="Courier" officeooo:rsid="0023cdd5"/>
    </style:style>
    <style:style style:name="T38" style:family="text">
      <style:text-properties style:font-name="Courier" officeooo:rsid="002668c9"/>
    </style:style>
    <style:style style:name="T39" style:family="text">
      <style:text-properties style:font-name="Courier" officeooo:rsid="0029f09c"/>
    </style:style>
    <style:style style:name="T40" style:family="text">
      <style:text-properties style:font-name="Courier" officeooo:rsid="002bc22b"/>
    </style:style>
    <style:style style:name="T41" style:family="text">
      <style:text-properties style:font-name="Courier" officeooo:rsid="002eaf3b"/>
    </style:style>
    <style:style style:name="T42" style:family="text">
      <style:text-properties officeooo:rsid="000d8298"/>
    </style:style>
    <style:style style:name="T43" style:family="text">
      <style:text-properties style:font-name="Latin Modern Roman1"/>
    </style:style>
    <style:style style:name="T44" style:family="text">
      <style:text-properties style:font-name="Latin Modern Roman1" officeooo:rsid="000d8298"/>
    </style:style>
    <style:style style:name="T45" style:family="text">
      <style:text-properties style:font-name="Latin Modern Roman1" officeooo:rsid="0010f99d"/>
    </style:style>
    <style:style style:name="T46" style:family="text">
      <style:text-properties style:font-name="Latin Modern Roman1" officeooo:rsid="00126113"/>
    </style:style>
    <style:style style:name="T47" style:family="text">
      <style:text-properties style:font-name="Latin Modern Roman1" officeooo:rsid="0014fe68"/>
    </style:style>
    <style:style style:name="T48" style:family="text">
      <style:text-properties style:font-name="Latin Modern Roman1" officeooo:rsid="00153cf3"/>
    </style:style>
    <style:style style:name="T49" style:family="text">
      <style:text-properties style:font-name="Latin Modern Roman1" officeooo:rsid="0016fe58"/>
    </style:style>
    <style:style style:name="T50" style:family="text">
      <style:text-properties style:font-name="Latin Modern Roman1" officeooo:rsid="00196081"/>
    </style:style>
    <style:style style:name="T51" style:family="text">
      <style:text-properties style:font-name="Latin Modern Roman1" officeooo:rsid="0023cdd5"/>
    </style:style>
    <style:style style:name="T52" style:family="text">
      <style:text-properties style:font-name="Latin Modern Roman1" officeooo:rsid="002bc22b"/>
    </style:style>
    <style:style style:name="T53" style:family="text">
      <style:text-properties style:font-name="Latin Modern Roman1" officeooo:rsid="002de72b"/>
    </style:style>
    <style:style style:name="T54" style:family="text">
      <style:text-properties style:font-name="Latin Modern Roman1" officeooo:rsid="002eaf3b"/>
    </style:style>
    <style:style style:name="T55" style:family="text">
      <style:text-properties officeooo:rsid="00153cf3"/>
    </style:style>
    <style:style style:name="T56" style:family="text">
      <style:text-properties officeooo:rsid="002668c9"/>
    </style:style>
    <style:style style:name="T57" style:family="text">
      <style:text-properties style:text-position="super 58%"/>
    </style:style>
    <style:style style:name="T58" style:family="text">
      <style:text-properties officeooo:rsid="0029f09c"/>
    </style:style>
    <style:style style:name="T59" style:family="text">
      <style:text-properties officeooo:rsid="00420cc6"/>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1">Projet IPI : stackchess</text:p>
      <text:p text:style-name="P5"/>
      <text:p text:style-name="P6">Jeu d’échec à empilement de pièces</text:p>
      <text:p text:style-name="P6"/>
      <text:p text:style-name="P6"/>
      <text:p text:style-name="Horizontal_20_Line"/>
      <text:p text:style-name="Text_20_body"/>
      <text:p text:style-name="P7"/>
      <text:p text:style-name="P20"/>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Subtitle"/>
          </text:index-source-styles>
        </text:table-of-content-source>
        <text:index-body>
          <text:index-title text:style-name="Sect2" text:name="Table des matières1_Head">
            <text:p text:style-name="Contents_20_Heading">Table des matières</text:p>
          </text:index-title>
          <text:p text:style-name="P34"><text:a xlink:type="simple" xlink:href="#__RefHeading___Toc260_2104079822" text:style-name="Index_20_Link" text:visited-style-name="Index_20_Link">Implémentation du plateau et des pièces<text:tab/>3</text:a></text:p>
          <text:p text:style-name="P35"><text:a xlink:type="simple" xlink:href="#__RefHeading___Toc789_2104079822" text:style-name="Index_20_Link" text:visited-style-name="Index_20_Link">Le plateau de jeu<text:tab/>3</text:a></text:p>
          <text:p text:style-name="P35"><text:a xlink:type="simple" xlink:href="#__RefHeading___Toc791_2104079822" text:style-name="Index_20_Link" text:visited-style-name="Index_20_Link">Les pièces<text:tab/>3</text:a></text:p>
          <text:p text:style-name="P34"><text:a xlink:type="simple" xlink:href="#__RefHeading___Toc262_2104079822" text:style-name="Index_20_Link" text:visited-style-name="Index_20_Link">Récupération des caractères de choix<text:tab/>3</text:a></text:p>
          <text:p text:style-name="P35"><text:a xlink:type="simple" xlink:href="#__RefHeading___Toc793_2104079822" text:style-name="Index_20_Link" text:visited-style-name="Index_20_Link">Les coordonnées des cases<text:tab/>3</text:a></text:p>
          <text:p text:style-name="P35"><text:a xlink:type="simple" xlink:href="#__RefHeading___Toc795_2104079822" text:style-name="Index_20_Link" text:visited-style-name="Index_20_Link">Les choix utilisateurs<text:tab/>4</text:a></text:p>
          <text:p text:style-name="P34"><text:a xlink:type="simple" xlink:href="#__RefHeading___Toc264_2104079822" text:style-name="Index_20_Link" text:visited-style-name="Index_20_Link">Boucles principales de jeu<text:tab/>4</text:a></text:p>
          <text:p text:style-name="P34"><text:a xlink:type="simple" xlink:href="#__RefHeading___Toc266_2104079822" text:style-name="Index_20_Link" text:visited-style-name="Index_20_Link">Les fonctions de déplacement<text:tab/>5</text:a></text:p>
          <text:p text:style-name="P35"><text:a xlink:type="simple" xlink:href="#__RefHeading___Toc797_2104079822" text:style-name="Index_20_Link" text:visited-style-name="Index_20_Link">Les validations d’un déplacement<text:tab/>5</text:a></text:p>
          <text:p text:style-name="P35"><text:a xlink:type="simple" xlink:href="#__RefHeading___Toc799_2104079822" text:style-name="Index_20_Link" text:visited-style-name="Index_20_Link">Les déplacements<text:tab/>6</text:a></text:p>
          <text:p text:style-name="P34"><text:a xlink:type="simple" xlink:href="#__RefHeading___Toc1549_2104079822" text:style-name="Index_20_Link" text:visited-style-name="Index_20_Link">Limites du jeu<text:tab/>6</text:a></text:p>
          <text:p text:style-name="P35"><text:a xlink:type="simple" xlink:href="#__RefHeading___Toc1551_2104079822" text:style-name="Index_20_Link" text:visited-style-name="Index_20_Link">Taille du plateau<text:tab/>6</text:a></text:p>
          <text:p text:style-name="P35"><text:a xlink:type="simple" xlink:href="#__RefHeading___Toc1553_2104079822" text:style-name="Index_20_Link" text:visited-style-name="Index_20_Link">Match Nul par placement des pièces<text:tab/>6</text:a></text:p>
          <text:p text:style-name="P35"><text:a xlink:type="simple" xlink:href="#__RefHeading___Toc1555_2104079822" text:style-name="Index_20_Link" text:visited-style-name="Index_20_Link">Match nul par type des pièces<text:tab/>7</text:a></text:p>
        </text:index-body>
      </text:table-of-content>
      <text:p text:style-name="P1"/>
      <text:h text:style-name="P22" text:outline-level="1"/>
      <text:h text:style-name="P27" text:outline-level="1"><text:bookmark-start text:name="__RefHeading___Toc260_2104079822"/>Implémentation du plateau et des pièces<text:bookmark-end text:name="__RefHeading___Toc260_2104079822"/></text:h>
      <text:p text:style-name="P2"><text:bookmark-start text:name="__RefHeading___Toc789_2104079822"/>Le plateau de jeu<text:bookmark-end text:name="__RefHeading___Toc789_2104079822"/></text:p>
      <text:p text:style-name="P13">Je vais représenter le plateau du jeu d’échec par un tableau à <text:span text:style-name="T5">une </text:span><text:span text:style-name="T6">dimension. Mon plateau est de taille variable n, je créé donc mon tableau avec :<text:line-break/></text:span><text:span text:style-name="T1"><text:tab/></text:span><text:span text:style-name="T17">tab = (stack *) malloc (n*n*sizeof(stack)) ;</text:span><text:span text:style-name="T1"><text:line-break/></text:span><text:span text:style-name="T2">J’ai besoin d’une implémentation de piles pour pouvoir empiler les pièces. Mes piles seront donc des tableaux de pièces, tableaux dynamiques pour une meilleure optimisation de la mémoire :<text:line-break/><text:tab/></text:span><text:span text:style-name="T18">typedef struct stack {<text:line-break/><text:tab/><text:tab/>piece<text:tab/>*t</text:span><text:span text:style-name="T19">ab_stack</text:span><text:span text:style-name="T18"> ;<text:line-break/><text:tab/><text:tab/>int<text:tab/><text:tab/>summit ;<text:line-break/><text:tab/><text:tab/>int<text:tab/><text:tab/>size ;<text:line-break/><text:tab/>} stack ;</text:span><text:span text:style-name="T3"><text:line-break/></text:span><text:span text:style-name="T4">Je vais allouer la mémoire pour le tableau </text:span><text:span text:style-name="T19">tab_stack</text:span><text:span text:style-name="T4"> avec une fonction de prototype :<text:line-break/><text:tab/></text:span><text:span text:style-name="T19">pile create(int n) ;</text:span></text:p>
      <text:p text:style-name="P9"><text:span text:style-name="T15">O</text:span><text:span text:style-name="T14">n peut ensuite initialiser le plateau avec les pièces à leurs positions de départ avec une fonction </text:span><text:span text:style-name="T17">init(tab, n) ;</text:span><text:span text:style-name="T14"> et l’afficher avec une fonction </text:span><text:span text:style-name="T17">print_game(tab, n) ;</text:span></text:p>
      <text:p text:style-name="P3"><text:bookmark-start text:name="__RefHeading___Toc791_2104079822"/>Les pièces<text:bookmark-end text:name="__RefHeading___Toc791_2104079822"/></text:p>
      <text:p text:style-name="P4">On représente les pièces par leur type (P pour pion, F pour fou etc.) et leur couleur (N pour noir, B pour blanc). Je définis donc mon type <text:span text:style-name="T20">piece </text:span><text:span text:style-name="T7">:<text:line-break/><text:tab/></text:span><text:span text:style-name="T20">typedef struct piece {<text:line-break/><text:tab/><text:tab/>char<text:tab/><text:tab/>nom[3] ;<text:line-break/><text:tab/>} piece ;</text:span><text:span text:style-name="T7"><text:line-break/>Le nom est de taille 3 : deux cases pour le type et la couleur, une case pour le </text:span><text:span text:style-name="T20">‘\0’</text:span><text:span text:style-name="T7">.</text:span></text:p>
      <text:h text:style-name="P23" text:outline-level="1"><text:bookmark-start text:name="__RefHeading___Toc262_2104079822"/>Récupération des caractères de choix<text:bookmark-end text:name="__RefHeading___Toc262_2104079822"/></text:h>
      <text:p text:style-name="P28"><text:bookmark-start text:name="__RefHeading___Toc793_2104079822"/>Les coordonnées des cases<text:bookmark-end text:name="__RefHeading___Toc793_2104079822"/></text:p>
      <text:p text:style-name="P16"><text:span text:style-name="T42">Le jeu étant à taille variable, une coordonnée est constituée d’une lettre et d’un nombre à 1 ou 2 chiffres. Je choisi d’imposer une taille maximale de 26 en ayant la lettre comme contrainte. J’implémente deux fonctions permettant respectivement de vérifier la validité d’une coordonnée, et de convertir une coordonnée utilisateur en un indice valable dans mon tableau (par une correspondance entre matrice et tableau 1D) :<text:line-break/></text:span><text:soft-page-break/><text:span text:style-name="T42"><text:tab/></text:span><text:span text:style-name="T29">int is_valid_indice(char str[4], int n) ;<text:line-break/><text:tab/>int get_indice(char str[4], int n) ;<text:line-break/></text:span><text:span text:style-name="T44">J’utilise </text:span><text:span text:style-name="T29">str</text:span><text:span text:style-name="T44"> de taille 4 car </text:span><text:span text:style-name="T45">une coordonnée peut au maximum être de taille 3, plus le </text:span><text:span text:style-name="T30">‘\0’.</text:span></text:p>
      <text:p text:style-name="Text_20_body"><text:span text:style-name="T45">P</text:span><text:span text:style-name="T43">our traiter une coordonnée utilisateur, je traite d’abord la lettre :<text:line-break/><text:tab/></text:span><text:span text:style-name="T16">col = str[0] - ‘a’ ;<text:line-break/></text:span><text:span text:style-name="T43">puis je créé un pointeur </text:span><text:span text:style-name="T16">tmp</text:span><text:span text:style-name="T43"> ne contenant plus que le nombre et j’utilise :<text:line-break/><text:tab/></text:span><text:span text:style-name="T16">line = n – strtol(tmp, NULL, 10) ;<text:line-break/></text:span><text:span text:style-name="T46">Ainsi je récupère l’indice correspondant dans mon tableau, qui sera </text:span><text:span text:style-name="T31">n*line + col</text:span><text:span text:style-name="T46">.<text:line-break/></text:span><text:span text:style-name="T50">Mon problème </text:span><text:span text:style-name="T51">ici</text:span><text:span text:style-name="T50"> était la récupération du nombre lorsqu’il avait 2 chiffres : </text:span><text:span text:style-name="T51">je récupérais le nombre avec </text:span><text:span text:style-name="T37">str[1]</text:span><text:span text:style-name="T51"> et </text:span><text:span text:style-name="T37">str[2]</text:span><text:span text:style-name="T51"> mais il fallait faire une disjonction de cas si n&gt;=10 et vérifier que les deux caractères était bien des nombres. L’implémentation est plus simple et efficace avec </text:span><text:span text:style-name="T37">strtol</text:span><text:span text:style-name="T51">.</text:span></text:p>
      <text:p text:style-name="P29"><text:bookmark-start text:name="__RefHeading___Toc795_2104079822"/>Les choix utilisateurs<text:bookmark-end text:name="__RefHeading___Toc795_2104079822"/></text:p>
      <text:p text:style-name="P11">Le joueur choisit entre sélectionner une case (<text:span text:style-name="T16">c</text:span>), déplacer une pile (<text:span text:style-name="T16">d</text:span>), ou abandonner (<text:span text:style-name="T16">a</text:span>). <text:span text:style-name="T55">Il doit aussi entrer un nombre de pièce à déplacer dans le cas échéant. Je récupère le choix et le stocke dans une variable </text:span><text:span text:style-name="T33">c</text:span><text:span text:style-name="T55"> avec :<text:line-break/><text:tab/></text:span><text:span text:style-name="T32">fflush(stdin) ;<text:line-break/><text:tab/>scanf(%1s, buf) ;<text:line-break/><text:tab/></text:span><text:span text:style-name="T34">c = buf[0] ;</text:span><text:span text:style-name="T32"><text:line-break/></text:span><text:span text:style-name="T47">Le </text:span><text:span text:style-name="T32">fflush(stdin)</text:span><text:span text:style-name="T47"> permet d’enlever tout caractère du </text:span><text:span text:style-name="T32">stdin</text:span><text:span text:style-name="T47"> qui serait resté après un </text:span><text:span text:style-name="T32">scanf</text:span><text:span text:style-name="T47"> . </text:span><text:span text:style-name="T48">Dans le cas du nombre de pièce, j’utilise :<text:line-break/><text:tab/></text:span><text:span text:style-name="T33">fflush(stdin) ;<text:line-break/><text:tab/>scanf(%2s, buf) ;<text:line-break/><text:tab/>nbr_deplacement = strtol(buf, NULL, 10) ;<text:line-break/></text:span><text:span text:style-name="T49">J’utilise le </text:span><text:span text:style-name="T34">%2s</text:span><text:span text:style-name="T49"> car on ne peut déplacer théoriquement que 52 pièces d’un coup.</text:span></text:p>
      <text:h text:style-name="P24" text:outline-level="1"><text:bookmark-start text:name="__RefHeading___Toc264_2104079822"/>Boucles principales de jeu<text:bookmark-end text:name="__RefHeading___Toc264_2104079822"/></text:h>
      <text:p text:style-name="P12">Le jeu s’arrête lorsqu’un joueur n’a plus de pièces ou qu’un joueur abandonne. A l’aide de 3 variables, j’implémente donc la boucle principale du jeu :<text:line-break/><text:tab/><text:span text:style-name="T16">while (abandon &amp;&amp; nbr_black &amp;&amp; nbr_white) {<text:line-break/><text:tab/><text:tab/></text:span><text:span text:style-name="T35">print_game() ;<text:line-break/><text:tab/><text:tab/>if (playe</text:span><text:span text:style-name="T36">r</text:span><text:span text:style-name="T35">_color) printf(« Les blancs jouent\n ») ;<text:line-break/><text:tab/><text:tab/>else printf(« Les noirs jouent\n ») ;</text:span><text:span text:style-name="T16"><text:line-break/><text:tab/><text:tab/></text:span><text:span text:style-name="T20">/* deroulement du jeu */<text:line-break/><text:tab/>}</text:span></text:p>
      <text:p text:style-name="P8"><text:soft-page-break/><text:span text:style-name="T9">A l’aide d’une variable </text:span><text:span text:style-name="T22">player_color</text:span><text:span text:style-name="T9">, je gère le passage du joueur des blancs au jouer des noirs. </text:span><text:span text:style-name="T7">Il faut ensuite gérer la boucle de sélection : </text:span><text:span text:style-name="T8">tant</text:span><text:span text:style-name="T7"> </text:span><text:span text:style-name="T8">qu’</text:span><text:span text:style-name="T7">un joueur choisit </text:span><text:span text:style-name="T20">c</text:span><text:span text:style-name="T7">, </text:span><text:span text:style-name="T8">il faut afficher le plateau de jeu et le contenu de la case sélectionnée. Pour cela, j’ai utilisé un </text:span><text:span text:style-name="T21">while</text:span><text:span text:style-name="T8"> avec les instructions </text:span><text:span text:style-name="T21">continue </text:span><text:span text:style-name="T8">et</text:span><text:span text:style-name="T21"> break</text:span><text:span text:style-name="T8">. </text:span><text:span text:style-name="T10">Il faut aussi une fonction </text:span><text:span text:style-name="T23">count_pcs</text:span><text:span text:style-name="T10"> qui mette à jour les variables </text:span><text:span text:style-name="T23">nbr_black</text:span><text:span text:style-name="T10"> et </text:span><text:span text:style-name="T23">nbr_white</text:span><text:span text:style-name="T10"> lorsqu’il y a un déplacement :</text:span></text:p>
      <text:p text:style-name="P8"><text:span text:style-name="T21"><text:tab/>while(1) {<text:line-break/><text:tab/><text:tab/>/* instructions de selection/choix */<text:line-break/><text:tab/><text:tab/>if (choix==’c’) {<text:line-break/><text:tab/><text:tab/><text:tab/>print_game() ;<text:line-break/><text:tab/><text:tab/><text:tab/>continue; }<text:line-break/><text:tab/><text:tab/>else if (choix==’a’) {<text:line-break/><text:tab/><text:tab/><text:tab/>abandon = 0 ;<text:line-break/><text:tab/><text:tab/><text:tab/>break ; }<text:line-break/><text:tab/><text:tab/>else if (choix==’d’) {<text:line-break/><text:tab/><text:tab/><text:tab/>/* instructions pour le deplacement */<text:line-break/><text:tab/><text:tab/><text:tab/>player_color = 1 – player_color ;<text:line-break/><text:tab/><text:tab/><text:tab/></text:span><text:span text:style-name="T23">count_pcs(t</text:span><text:span text:style-name="T24">ab, n, &amp;nbr_white, &amp;nbr_black</text:span><text:span text:style-name="T23">) ;</text:span><text:span text:style-name="T21"><text:line-break/><text:tab/><text:tab/><text:tab/>break ;<text:line-break/><text:tab/>}</text:span></text:p>
      <text:h text:style-name="P25" text:outline-level="1"><text:bookmark-start text:name="__RefHeading___Toc266_2104079822"/>Les fonctions de déplacement<text:bookmark-end text:name="__RefHeading___Toc266_2104079822"/></text:h>
      <text:p text:style-name="P30"><text:bookmark-start text:name="__RefHeading___Toc797_2104079822"/>Les validations d’un déplacement<text:bookmark-end text:name="__RefHeading___Toc797_2104079822"/></text:p>
      <text:p text:style-name="P14"><text:span text:style-name="T56">Pour valider un déplacement, il faut vérifier que le déplacement soit légal pour toutes les pièces, mais aussi que les pièces ne passent pas au-dessus d’autres pièces, d’où les fonctions respectives :</text:span></text:p>
      <text:p text:style-name="P14"><text:span text:style-name="T38">int </text:span><text:span text:style-name="T16">is_valid_deplacemt</text:span><text:span text:style-name="T38">(stack *tab, int n, int nbr, int old, int new)</text:span><text:span text:style-name="T16"><text:line-break/>i</text:span><text:span text:style-name="T38">nt </text:span><text:span text:style-name="T16">is_jumping</text:span><text:span text:style-name="T38">(stack *tab, int n, int old, int new)</text:span></text:p>
      <text:p text:style-name="P10">Pour la fonction <text:span text:style-name="T16">is_valid_deplacemt</text:span>, je vérifie que toutes les pièces de la première jusqu’à la <text:span text:style-name="T16">nbr</text:span><text:span text:style-name="T57">ème</text:span> puisse se déplacer à l’aide d’un <text:span text:style-name="T16">switch</text:span> :<text:line-break/><text:tab/><text:span text:style-name="T16">switch(c) {<text:line-break/><text:tab/><text:tab/>case ‘T’ : if (</text:span><text:span text:style-name="T20">/* deplacement autorise de la tour */)<text:line-break/><text:tab/><text:tab/><text:tab/><text:tab/>break ;<text:line-break/><text:tab/><text:tab/><text:tab/><text:tab/>else return 0 ;<text:line-break/><text:tab/><text:tab/><text:tab/>break ;<text:line-break/><text:tab/><text:tab/>case ‘F’ : if (/* deplacement autorise du fou */)<text:line-break/><text:tab/><text:tab/><text:tab/><text:tab/>break ;<text:line-break/><text:tab/><text:tab/><text:tab/><text:tab/>else return 0 ;<text:line-break/><text:tab/><text:tab/><text:tab/>break ;<text:line-break/><text:tab/><text:tab/></text:span><text:span text:style-name="T28">etc</text:span><text:span text:style-name="T20">.<text:line-break/><text:tab/></text:span><text:span text:style-name="T25">}<text:line-break/></text:span></text:p>
      <text:p text:style-name="P10"><text:soft-page-break/><text:span text:style-name="T11">Je vérifie les déplacements pour chaque pièce à l’aide des variables </text:span><text:span text:style-name="T25">old</text:span><text:span text:style-name="T11"> et </text:span><text:span text:style-name="T25">new</text:span><text:span text:style-name="T11"> symbolisant la case de départ et d’arrivée. </text:span><text:span text:style-name="T12">Je converti ces indices en coordonnées dans une matrice : </text:span><text:span text:style-name="T26">old</text:span><text:span text:style-name="T12"> est en case (old_i, old_j) et </text:span><text:span text:style-name="T26">new</text:span><text:span text:style-name="T12"> en case (new_i, new_j) de l’équivalent matriciel du tableau. On a : </text:span><text:span text:style-name="T26">old_i=old/n, old_j=old%n, new_i=new/n, new_j=new%n<text:line-break/></text:span><text:span text:style-name="T13">Ainsi, il est aisé de vérifier que </text:span><text:span text:style-name="T27">old</text:span><text:span text:style-name="T13"> et </text:span><text:span text:style-name="T27">new</text:span><text:span text:style-name="T13"> sont sur une même ligne, colonne, diagonale etc.</text:span></text:p>
      <text:p text:style-name="P30"><text:bookmark-start text:name="__RefHeading___Toc799_2104079822"/>Les déplacements<text:bookmark-end text:name="__RefHeading___Toc799_2104079822"/></text:p>
      <text:p text:style-name="P15">Lors d’un déplacement, le joueur va soit déplacer sa pile de pièces sans autre effet, soit retirer du plateau les pièces ennemies correspondantes. <text:span text:style-name="T58">J’implémente donc les fonctions :<text:line-break/></text:span><text:span text:style-name="T39"><text:tab/>void deplacer(int n, stack *tab, int old, int new) ;<text:line-break/><text:tab/>void manger(int n, stack *tab, int old, int new) ;<text:line-break/></text:span><text:span text:style-name="T52">Pour déplacer une pile de pièce </text:span><text:span text:style-name="T53">en conservant l’ordre</text:span><text:span text:style-name="T52">, j’utilise une pile temporaire </text:span><text:span text:style-name="T40">tmp</text:span><text:span text:style-name="T52">. Je dépile n éléments de la case </text:span><text:span text:style-name="T40">old</text:span><text:span text:style-name="T52"> en empilant sur </text:span><text:span text:style-name="T40">tmp</text:span><text:span text:style-name="T52">, puis je dépile </text:span><text:span text:style-name="T40">tmp</text:span><text:span text:style-name="T52"> en empilant sur la case </text:span><text:span text:style-name="T40">new</text:span><text:span text:style-name="T52">. </text:span><text:span text:style-name="T54">Pour « manger » les pièces adverses, il suffit de dépiler le contenu de la case </text:span><text:span text:style-name="T41">new</text:span><text:span text:style-name="T54"> puis de déplacer la pile.</text:span></text:p>
      <text:h text:style-name="P26" text:outline-level="1"><text:bookmark-start text:name="__RefHeading___Toc1549_2104079822"/>Limites du jeu<text:bookmark-end text:name="__RefHeading___Toc1549_2104079822"/></text:h>
      <text:p text:style-name="P31"><text:bookmark-start text:name="__RefHeading___Toc1551_2104079822"/>Taille du plateau<text:bookmark-end text:name="__RefHeading___Toc1551_2104079822"/></text:p>
      <text:p text:style-name="P17">Comme dit dans la section coordonnées des cases, la lettre est une composante de de la coordonnée, j’ai donc limité la taille du plateau à 26 pour ne pas avoir à définir une nouvelle façon de gérer les coordonnées. Il aurait été possible de numéroter les colonnes <text:span text:style-name="T16">‘aa’</text:span><text:span text:style-name="T43">,</text:span><text:span text:style-name="T16"> ‘ab’</text:span> après la <text:span text:style-name="T16">‘z’</text:span>, mais cela implique de changer aussi l’implémentation des fonctions <text:span text:style-name="T16">is_valid_indice</text:span> et <text:span text:style-name="T16">get_indice</text:span><text:span text:style-name="T43">. La question aurait encore pu se poser après la colonne </text:span><text:span text:style-name="T16">‘zz’</text:span><text:span text:style-name="T43">, il aurait donc fallu généraliser le processus.</text:span></text:p>
      <text:p text:style-name="P32"><text:bookmark-start text:name="__RefHeading___Toc1553_2104079822"/>Match Nul par placement des pièces<text:bookmark-end text:name="__RefHeading___Toc1553_2104079822"/></text:p>
      <text:p text:style-name="P18">Il est possible d’arriver à une situation de match nul qui ne dépend pas du type des pièces mais de leur placement. En effet, prenons la situation ou un joueur possède 2 pions l’un sur l’autre, et l’ennemi possède deux pions situés sur la même colonne ou une colonne distante de plus de 1 colonne par rapport au premier joueur. En théorie, les joueurs <text:span text:style-name="T59">disposent des types de pièces qui leurs permettent de manger des pièces adverses. Mais en pratique, ni l’un ni l’autre ne pourront manger de pions adverses du fait du placement des pions. Ce cas de « match nul par placement » n’est pas pris en compte, un joueur doit abandonner.</text:span></text:p>
      <text:p text:style-name="P33"><text:bookmark-start text:name="__RefHeading___Toc1555_2104079822"/><text:soft-page-break/><text:span text:style-name="T59">Match nul par type des pièces</text:span><text:bookmark-end text:name="__RefHeading___Toc1555_2104079822"/></text:p>
      <text:p text:style-name="P19">blablabl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atin Modern Roman1" svg:font-family="'Latin Modern Roman'" style:font-pitch="variable"/>
    <style:font-face style:name="Latin Modern Roman2" svg:font-family="'Latin Modern Roman'" style:font-adornments="12 Bold" style:font-pitch="variable"/>
    <style:font-face style:name="Latin Modern Roman" svg:font-family="'Latin Modern Roman'" style:font-adornments="12 Regular" style:font-pitch="variable"/>
    <style:font-face style:name="cmr10" svg:font-family="cmr10" style:font-pitch="variable"/>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atin Modern Roman" fo:font-family="'Latin Modern Roman'" style:font-style-name="12 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118af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atin Modern Roman2" fo:font-family="'Latin Modern Roman'" style:font-style-name="12 Bold" style:font-pitch="variable"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style:font-name="Latin Modern Roman" fo:font-family="'Latin Modern Roman'" style:font-style-name="12 Regular" style:font-pitch="variable"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Latin Modern Roman2" fo:font-family="'Latin Modern Roman'" style:font-style-name="12 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3pt"/>
    </style:style>
    <style:style style:name="Footer" style:family="paragraph" style:parent-style-name="Standard" style:default-outline-level="" style:list-style-name=""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text-properties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3995ec" officeooo:paragraph-rsid="003995ec"/>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7</text:page-number></text:p>
      </style:footer>
      <style:footer-first>
        <text:p text:style-name="MP1"><text:bookmark-start text:name="__RefHeading___Toc1011_2104079822"/>Auteur : ANTEUNIS Charles, ENSIIE 2018-2019<text:bookmark-end text:name="__RefHeading___Toc1011_2104079822"/></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7T11:02:53.140544858</meta:creation-date>
    <dc:date>2018-12-27T18:09:07.556817796</dc:date>
    <meta:editing-duration>PT2H29M14S</meta:editing-duration>
    <meta:editing-cycles>46</meta:editing-cycles>
    <meta:generator>LibreOffice/6.0.7.3$Linux_X86_64 LibreOffice_project/00m0$Build-3</meta:generator>
    <meta:document-statistic meta:table-count="0" meta:image-count="0" meta:object-count="0" meta:page-count="7" meta:paragraph-count="50" meta:word-count="1306" meta:character-count="7560" meta:non-whitespace-character-count="6197"/>
  </office:meta>
</office:document-meta>
</file>